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6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08_10-59-02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 table:number-columns-repeated="3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08_12-19-52_000.jpg</text:p>
          </table:table-cell>
          <table:table-cell table:style-name="ce20" office:value-type="string">
            <text:p>:m RES 1-3*3 / free# JVEMV6 44#5.1_2X / 44. currency / 5. ea tools / 1. first / memo</text:p>
          </table:table-cell>
          <table:table-cell table:style-name="ce3" table:number-columns-repeated="3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08_14-52-39_000.jpg</text:p>
          </table:table-cell>
          <table:table-cell table:style-name="ce20" office:value-type="string">
            <text:p>:m 食べた物</text:p>
          </table:table-cell>
          <table:table-cell table:style-name="ce32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9_01-18-52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9_01-18-58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9_05-57-54_000.jpg</text:p>
          </table:table-cell>
          <table:table-cell table:style-name="ce17" office:value-type="string">
            <text:p>:m :PHOTO 起きた時刻 / 2020 / 二度寝する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9_12-04-53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9_12-06-25_000.jpg</text:p>
          </table:table-cell>
          <table:table-cell table:style-name="ce16" office:value-type="string">
            <text:p>:m 下書き / しゃべること：録画 / キーボードの録画；しゃべること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9_12-06-46_000.jpg</text:p>
          </table:table-cell>
          <table:table-cell table:style-name="ce16" office:value-type="string">
            <text:p>:m 下書き / しゃべること：録画 / キーボードの録画；しゃべること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9_12-06-58_000.jpg</text:p>
          </table:table-cell>
          <table:table-cell table:style-name="ce6" office:value-type="string">
            <text:p>:m steps / 消毒液：補充 / 手順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09_12-07-09_000.jpg</text:p>
          </table:table-cell>
          <table:table-cell table:style-name="ce6" office:value-type="string">
            <text:p>:m 記録 / 作曲、歌詞；アカペラ / video-id=2020-06-08_22-36-56_000.m4a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09_12-07-21_000.jpg</text:p>
          </table:table-cell>
          <table:table-cell table:style-name="ce14" office:value-type="string">
            <text:p>:m 見た夢 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09_12-57-45_000.jpg</text:p>
          </table:table-cell>
          <table:table-cell table:style-name="ce6" office:value-type="string">
            <text:p>:m 食べた物　間食 / 味噌スープ</text:p>
          </table:table-cell>
          <table:table-cell table:style-name="ce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08_14-30-33_000.mp4</text:p>
          </table:table-cell>
          <table:table-cell table:style-name="ce6" office:value-type="string">
            <text:p>:VIDEO / @自宅 / メモ / kb,keyboard / 演奏、play / k-2020-0608-1 / key=C,chor=Cm7,RH=notes,LH=grip,for=LH-movement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8_18-07-22_000.mp4</text:p>
          </table:table-cell>
          <table:table-cell table:style-name="ce6" office:value-type="string">
            <text:p>:VIDEO / @自宅 / メモ / kb,keyboard / 演奏、play / k-2020-0608-2 / genr=f-prev,video=2020-06-07_08-22:0.16~,other=album-piece-1,file=2020-06-07_08-22:0.16~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8_18-39-14_000.mp4</text:p>
          </table:table-cell>
          <table:table-cell table:style-name="ce6" office:value-type="string">
            <text:p>:VIDEO / @自宅 / メモ / kb,keyboard / 演奏、play / k-2020-0608-3 / genr=f-N,key=C,chor=Cm7;Gm7,RH=notes,LH=grip,for=octave-jump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8_21-54-18_000.mp4</text:p>
          </table:table-cell>
          <table:table-cell table:style-name="ce6" office:value-type="string">
            <text:p>:VIDEO / @自宅 / メモ / kb,keyboard / 演奏、play / k-2020-0608-4 / genr=f-N,key=C,chor=C;G;Am;Em(I;Ⅴ;Ⅵm；Ⅲm),RH=melody,LH=grip,other=good-melody,cp=C-G-Am-Em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8_22-25-56_000.mp4</text:p>
          </table:table-cell>
          <table:table-cell table:style-name="ce6" office:value-type="string">
            <text:p>:VIDEO / @自宅 / メモ / kb,keyboard / 演奏、play / k-2020-0608-5 / genr=f-N,other=originally-inhead-melody;good-melody;using-c.p.;re+,for=melody-A;melody-B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8_22-30-23_000.mp4</text:p>
          </table:table-cell>
          <table:table-cell table:style-name="ce6" office:value-type="string">
            <text:p>:VIDEO / @自宅 / メモ / kb,keyboard / 演奏、play / k-2020-0608-6 / genr=f-N,key=G,chor=C;G;Em;D,RH=melody,other=re+,cp=6m-1-4-1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8_22-36-56_000.m4a</text:p>
          </table:table-cell>
          <table:table-cell table:style-name="ce6" office:value-type="string">
            <text:p>:VOICE-MEMO / @自室 / 記録 / 作曲、歌詞；アカペラ / memo=2020-06-09_12-07-09_000.jpg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8_23-12-36_000.mp4</text:p>
          </table:table-cell>
          <table:table-cell table:style-name="ce6" office:value-type="string">
            <text:p>:VIDEO / @自宅 / メモ / kb,keyboard / 演奏、play / k-2020-0608-7 / genr=f-prev:one-from-today's-recordings;jazz-like,key=C,chor=Cm7,RH=notes,LH=grip,for=octave-jump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08_23-21-45_000.mp4</text:p>
          </table:table-cell>
          <table:table-cell table:style-name="ce6" office:value-type="string">
            <text:p>-*</text:p>
          </table:table-cell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08_23-25-09_000.mp4</text:p>
          </table:table-cell>
          <table:table-cell table:style-name="ce6" office:value-type="string">
            <text:p>:VIDEO / @自宅 / メモ / kb,keyboard / 演奏、play / k-2020-0608-8 / genr=res-N,sc=1-2-5-6,key=Ef;C,chor=EfM7,LH=arpeggio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09_00-03-17_000.m4a</text:p>
          </table:table-cell>
          <table:table-cell table:style-name="ce6" office:value-type="string">
            <text:p>:VOICE-MEMO / @自室 / idea,lets / kb / トリルの読み取り；video=0608-183914:4.09~；回数；トリル聞き取りの練習のやり方；６連符をまず弾いてみる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09_00-24-15_000.m4a</text:p>
          </table:table-cell>
          <table:table-cell table:style-name="ce6" office:value-type="string">
            <text:p>:VOICE-MEMO / @自宅 / 思ったこと / CO2についての調べ；大学院に行くためのやりかた；自分に向いているもの；引用文献６００冊のリスト；得意なのは、「こうしたらどうだろう」「これとあれを繋げたら、どうだろう」；新しいことを作っていく；実際に現場で何かを作る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09_12-22-06_000.m4a</text:p>
          </table:table-cell>
          <table:table-cell table:style-name="ce20" office:value-type="string">
            <text:p>:VOICE-MEMO / @自宅 / 思ったこと / ヒップホップダンス；躍動を感じた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6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8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23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3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2020/06/09</text:date>, <text:time>14:29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9T14:29:41.53</dc:date>
    <dc:creator>iwabuchi ken</dc:creator>
    <meta:editing-duration>P21DT22H1M14S</meta:editing-duration>
    <meta:editing-cycles>8503</meta:editing-cycles>
    <meta:document-statistic meta:table-count="1" meta:cell-count="215" meta:object-count="0"/>
  </office:meta>
</office:document-meta>
</file>